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eb80" officeooo:paragraph-rsid="000836fc"/>
    </style:style>
    <style:style style:name="P2" style:family="paragraph" style:parent-style-name="Standard">
      <style:text-properties officeooo:rsid="0007eb80" officeooo:paragraph-rsid="000ce2c1"/>
    </style:style>
    <style:style style:name="P3" style:family="paragraph" style:parent-style-name="Standard">
      <style:text-properties officeooo:rsid="000df840" officeooo:paragraph-rsid="000df840"/>
    </style:style>
    <style:style style:name="T1" style:family="text">
      <style:text-properties officeooo:rsid="000836fc"/>
    </style:style>
    <style:style style:name="T2" style:family="text">
      <style:text-properties officeooo:rsid="000867c4"/>
    </style:style>
    <style:style style:name="T3" style:family="text">
      <style:text-properties officeooo:rsid="000a593b"/>
    </style:style>
    <style:style style:name="T4" style:family="text">
      <style:text-properties officeooo:rsid="000c1eff"/>
    </style:style>
    <style:style style:name="T5" style:family="text">
      <style:text-properties officeooo:rsid="000ce2c1"/>
    </style:style>
    <style:style style:name="T6" style:family="text">
      <style:text-properties officeooo:rsid="000df840"/>
    </style:style>
    <style:style style:name="T7" style:family="text">
      <style:text-properties officeooo:rsid="001176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nday, Dec 07, 2025 at 2<text:span text:style-name="T1">2</text:span>:53</text:p>
      <text:p text:style-name="P1"/>
      <text:p text:style-name="P2"><text:span text:style-name="T5">I hang up the call and I’m shocked and thinking what should I do next? I was completely been deaf no voice in ears just continues beeping and vibration’s sound. I feel for a moment, everything has finished and I have no reason to be a live, I must die now as no reason to be here. I have tears in my eyes. A few words in mouth “I have no reason to live”, “</text:span>no choice and no option left” <text:span text:style-name="T5">etc.</text:span></text:p>
      <text:p text:style-name="P2"/>
      <text:p text:style-name="P2">Today I talked to 85 <text:span text:style-name="T1">(</text:span>Sunday, Dec 07, 2025 at 21:5<text:span text:style-name="T1">5)</text:span> and she said now the situation is completely changed due to some internal conflicts with 05’s mom. But I wish that 05’s mom and dad will contact you and they willingly send 05’s proposal to me. And do remember that this is only possible if your pockets are shining. It’s all a do or die game for me. <text:span text:style-name="T2">I am confused but still in hope. I decided to write it on a piece of paper – “I have none of chances left”. I scared if 05 will have some other life then what about me?? </text:span><text:span text:style-name="T3">Can</text:span><text:span text:style-name="T2"> I survive without 05?? Should I have another option? – no, no! Yes I should have another option but not for 05 – the goals that I want to achieve, the standard of life. </text:span><text:span text:style-name="T4">Options – Keep studying and achieve high scores to go for study abroad, do practical work in parallel with studies and do earn. What should I do? I’m confused, not able to make decision regarding this. Should I move to another country – </text:span><text:span text:style-name="T7">The </text:span><text:span text:style-name="T4">UAE, Germany, China, Russia, </text:span><text:span text:style-name="T5">Denmark. Will it be my success? Or staying here in Pakistan will be my good decision. I have some 05’s pictures that energize me a lot. Whenever I feel down </text:span><text:span text:style-name="T6">I see 05’s pictures.</text:span></text:p>
      <text:p text:style-name="P2"/>
      <text:p text:style-name="P3">Now what I planned to achieve in my life for 05. I’ll do at my best until I achieve 05 of I d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7T12:52:07.779558203</meta:creation-date>
    <dc:date>2025-12-07T13:32:51.564391618</dc:date>
    <meta:editing-duration>PT30M32S</meta:editing-duration>
    <meta:editing-cycles>7</meta:editing-cycles>
    <meta:generator>LibreOffice/24.2.7.2$Linux_X86_64 LibreOffice_project/420$Build-2</meta:generator>
    <meta:document-statistic meta:table-count="0" meta:image-count="0" meta:object-count="0" meta:page-count="1" meta:paragraph-count="4" meta:word-count="328" meta:character-count="1658" meta:non-whitespace-character-count="1329"/>
  </office:meta>
</office:document-meta>
</file>